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0.411cm" fo:min-width="2cm"/>
      <style:paragraph-properties style:writing-mode="lr-tb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0.411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11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11cm" fo:min-width="3cm"/>
      <style:paragraph-properties style:writing-mode="lr-tb"/>
    </style:style>
    <style:style style:name="gr5" style:family="graphic" style:parent-style-name="objectwithoutfill">
      <style:graphic-properties draw:marker-end="線の終点_20_2" draw:fill="none" draw:textarea-vertical-align="middle"/>
    </style:style>
    <style:style style:name="gr6" style:family="graphic" style:parent-style-name="objectwithoutfill">
      <style:graphic-properties draw:stroke="dash" draw:stroke-dash="Long_20_Dash" draw:marker-end="線の終点_20_2" svg:stroke-linecap="but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04cm"/>
      <style:paragraph-properties style:writing-mode="lr-tb"/>
    </style:style>
    <style:style style:name="gr9" style:family="graphic" style:parent-style-name="standard">
      <style:graphic-properties draw:marker-end="線の終点_20_2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7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2" style:family="paragraph">
      <loext:graphic-properties draw:fill-color="#cccccc"/>
      <style:paragraph-properties fo:text-align="center" style:writing-mode="lr-tb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paragraph-properties style:writing-mode="lr-tb"/>
      <style:text-properties fo:font-size="10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style:writing-mode="lr-tb"/>
      <style:text-properties fo:font-size="8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2" style:family="text">
      <style:text-properties fo:font-size="10pt" fo:language="zxx" fo:country="none" style:language-asian="zxx" style:country-asian="none" style:language-complex="zxx" style:country-complex="none"/>
    </style:style>
    <style:style style:name="T3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2.5cm" svg:height="0.661cm" svg:x="6.5cm" svg:y="5cm">
          <text:p text:style-name="P1"><text:span text:style-name="T1">conn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661cm" svg:x="1.5cm" svg:y="5cm">
          <text:p text:style-name="P1"><text:span text:style-name="T1">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0.661cm" svg:x="1.5cm" svg:y="8.339cm">
          <text:p text:style-name="P1"><text:span text:style-name="T1">disconnec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661cm" svg:x="11.5cm" svg:y="5cm">
          <text:p text:style-name="P1"><text:span text:style-name="T1">sin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cm" svg:height="0.661cm" svg:x="11.5cm" svg:y="8.5cm">
          <text:p text:style-name="P1"><text:span text:style-name="T1">sing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cm" svg:height="0.661cm" svg:x="16.5cm" svg:y="5cm">
          <text:p text:style-name="P1"><text:span text:style-name="T1">userSett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61cm" svg:x="22.5cm" svg:y="5cm">
          <text:p text:style-name="P1"><text:span text:style-name="T1">rea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3" draw:layer="layout" svg:width="1.122cm" svg:height="0.906cm" draw:transform="skewX (-0.628143997792759) rotate (0.47088983218807) translate (4.5cm 5.117cm)" svg:viewBox="0 0 1123 907" svg:d="M0 0c1122 0 1123 907 1123 907">
          <text:p/>
        </draw:path>
        <draw:path draw:style-name="gr6" draw:text-style-name="P3" draw:layer="layout" svg:width="1.346cm" svg:height="0.942cm" draw:transform="skewX (-0.798662665712605) rotate (0.386764962241943) translate (9cm 5.226cm)" svg:viewBox="0 0 1347 943" svg:d="M0 0c1350 0 1347 943 1347 943">
          <text:p/>
        </draw:path>
        <draw:path draw:style-name="gr6" draw:text-style-name="P3" draw:layer="layout" svg:width="1.346cm" svg:height="0.942cm" draw:transform="skewX (-0.798662665712605) rotate (0.386764962241943) translate (14cm 5.226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0.386764962241943) translate (20cm 5.226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1.90240888467382) translate (11.8695609347549cm 8.33158121915539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-1.1693705988362) translate (12.2553166420895cm 5.83903563421679cm)" svg:viewBox="0 0 1347 943" svg:d="M0 0c1350 0 1347 943 1347 943">
          <text:p/>
        </draw:path>
        <draw:path draw:style-name="gr5" draw:text-style-name="P3" draw:layer="layout" svg:width="1.346cm" svg:height="0.942cm" draw:transform="skewX (-0.798662665712605) rotate (-2.75762021815104) translate (22.4999755309169cm 5.43764548142688cm)" svg:viewBox="0 0 1347 943" svg:d="M0 0c1350 0 1347 943 1347 943">
          <text:p/>
        </draw:path>
        <draw:path draw:style-name="gr6" draw:text-style-name="P3" draw:layer="layout" svg:width="7.839cm" svg:height="7.839cm" draw:transform="rotate (-2.35619449019235) translate (23.5436943764251cm 5.7046943764251cm)" svg:viewBox="0 0 7840 7840" svg:d="M0 62c1654-240 2007 114 4836 2942 2828 2828 3182 3889 2942 4836">
          <text:p/>
        </draw:path>
        <draw:frame draw:style-name="gr7" draw:text-style-name="P4" draw:layer="layout" svg:width="2cm" svg:height="0.645cm" svg:x="17.5cm" svg:y="7cm">
          <draw:text-box>
            <text:p><text:span text:style-name="T2">signOff()</text:span></text:p>
          </draw:text-box>
        </draw:frame>
        <draw:frame draw:style-name="gr8" draw:text-style-name="P5" draw:layer="layout" svg:width="3.304cm" svg:height="0.759cm" svg:x="11.5cm" svg:y="2.741cm">
          <draw:text-box>
            <text:p><text:span text:style-name="T3">displayName</text:span><text:span text:style-name="T3">が</text:span><text:span text:style-name="T3">null</text:span></text:p>
          </draw:text-box>
        </draw:frame>
        <draw:path draw:style-name="gr5" draw:text-style-name="P3" draw:layer="layout" svg:width="1.346cm" svg:height="0.942cm" draw:transform="skewX (-0.798662665712605) rotate (-1.1693705988362) translate (3.25531664208945cm 5.66103563421679cm)" svg:viewBox="0 0 1347 943" svg:d="M0 0c1350 0 1347 943 1347 943">
          <text:p/>
        </draw:path>
        <draw:circle draw:style-name="gr9" draw:text-style-name="P6" draw:layer="layout" svg:width="0.848cm" svg:height="0.848cm" svg:x="13.652cm" svg:y="8.844cm" draw:kind="arc" draw:start-angle="181.37" draw:end-angle="85.75">
          <text:p/>
        </draw:circle>
        <draw:circle draw:style-name="gr9" draw:text-style-name="P6" draw:layer="layout" svg:width="0.848cm" svg:height="0.848cm" svg:x="13.612cm" svg:y="5.365cm" draw:kind="arc" draw:start-angle="181.37" draw:end-angle="85.75">
          <text:p/>
        </draw:circle>
        <draw:path draw:style-name="gr6" draw:text-style-name="P3" draw:layer="layout" svg:width="7.839cm" svg:height="7.836cm" draw:transform="rotate (0.785398163397448) translate (7.43221445413405cm 4.76621445413405cm)" svg:viewBox="0 0 7840 7837" svg:d="M0 59c1654-240 2004 154 4832 2983 2829 2828 3186 3848 2946 4795">
          <text:p/>
        </draw:path>
        <draw:frame draw:style-name="gr8" draw:text-style-name="P5" draw:layer="layout" svg:width="3.304cm" svg:height="0.759cm" svg:x="9.196cm" svg:y="4.241cm">
          <draw:text-box>
            <text:p><text:span text:style-name="T3">user</text:span><text:span text:style-name="T3">が</text:span><text:span text:style-name="T3">null</text:span></text:p>
          </draw:text-box>
        </draw:frame>
        <draw:frame draw:style-name="gr10" draw:text-style-name="P5" draw:layer="layout" svg:width="1.205cm" svg:height="0.759cm" svg:x="14.705cm" svg:y="4.241cm">
          <draw:text-box>
            <text:p><text:span text:style-name="T3">認証</text:span></text:p>
          </draw:text-box>
        </draw:frame>
        <draw:frame draw:style-name="gr11" draw:text-style-name="P4" draw:layer="layout" svg:width="0.875cm" svg:height="0.645cm" svg:x="20.728cm" svg:y="4.321cm">
          <draw:text-box>
            <text:p><text:span text:style-name="T2">ok</text:span></text:p>
          </draw:text-box>
        </draw:frame>
        <draw:path draw:style-name="gr6" draw:text-style-name="P3" draw:layer="layout" svg:width="2.541cm" svg:height="1.211cm" draw:transform="skewX (-0.798662665712605) rotate (1.06465084371654) translate (13.5cm 8.385cm)" svg:viewBox="0 0 2542 1212" svg:d="M0 0c1349 1 2542 1212 2542 1212">
          <text:p/>
        </draw:path>
        <draw:frame draw:style-name="gr12" draw:text-style-name="P4" draw:layer="layout" svg:width="3.533cm" svg:height="0.649cm" svg:x="19.5cm" svg:y="5.661cm">
          <draw:text-box>
            <text:p><text:span text:style-name="T2">openUserSettings()</text:span></text:p>
          </draw:text-box>
        </draw:frame>
        <draw:frame draw:style-name="gr10" draw:text-style-name="P5" draw:layer="layout" svg:width="1.205cm" svg:height="0.759cm" svg:x="13.066cm" svg:y="6.984cm">
          <draw:text-box>
            <text:p><text:span text:style-name="T3">認証</text:span></text:p>
          </draw:text-box>
        </draw:frame>
        <draw:frame draw:style-name="gr13" draw:text-style-name="P4" draw:layer="layout" svg:width="1.247cm" svg:height="0.645cm" svg:x="14.394cm" svg:y="5.476cm">
          <draw:text-box>
            <text:p><text:span text:style-name="T2">error</text:span></text:p>
          </draw:text-box>
        </draw:frame>
        <draw:frame draw:style-name="gr13" draw:text-style-name="P4" draw:layer="layout" svg:width="1.247cm" svg:height="0.645cm" svg:x="14.417cm" svg:y="8.894cm">
          <draw:text-box>
            <text:p><text:span text:style-name="T2">error</text:span></text:p>
          </draw:text-box>
        </draw:frame>
        <draw:path draw:style-name="gr6" draw:text-style-name="P3" draw:layer="layout" svg:width="11.517cm" svg:height="11.783cm" draw:transform="skewX (-1.09782546183033E-016) rotate (0.785398163397448) translate (7.25064278195554cm 4.58464278195554cm)" svg:viewBox="0 0 11518 11784" svg:d="M0 316c943-907 3419 153 6247 2982 2829 2828 6364 7072 4949 8486">
          <text:p/>
        </draw:path>
        <draw:frame draw:style-name="gr8" draw:text-style-name="P5" draw:layer="layout" svg:width="3.592cm" svg:height="0.759cm" svg:x="14cm" svg:y="1.741cm">
          <draw:text-box>
            <text:p><text:span text:style-name="T3">DisplayName</text:span><text:span text:style-name="T3">が文字列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1131 1580" svg:d="M1013 1491l118 89-567-1580-564 1580 114-85 136-68 148-46 161-17 161 13 153 46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5T20:00:57.594221721</meta:creation-date>
    <dc:date>2023-10-20T22:13:50.377603918</dc:date>
    <meta:editing-duration>PT21M31S</meta:editing-duration>
    <meta:editing-cycles>4</meta:editing-cycles>
    <meta:generator>LibreOffice/7.3.7.2$Linux_X86_64 LibreOffice_project/30$Build-2</meta:generator>
    <meta:document-statistic meta:object-count="54"/>
  </office:meta>
</office:document-meta>
</file>